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Name:</text:span> Colonel Richard Thorne</text:p>
      <text:p text:style-name="Text_20_body"><text:span text:style-name="Strong_20_Emphasis">Occupation:</text:span> Retired Military Officer, formerly a high-ranking officer in the Marine Corps</text:p>
      <text:p text:style-name="Text_20_body"><text:span text:style-name="Strong_20_Emphasis">Age:</text:span> Mid-70s</text:p>
      <text:p text:style-name="Text_20_body"/>
      <text:h text:style-name="Heading_20_4" text:outline-level="4">Letter 1: On Samuel's Birthday</text:h>
      <text:p text:style-name="Text_20_body"><text:span text:style-name="Strong_20_Emphasis">Date:</text:span> October 3, 20XX</text:p>
      <text:p text:style-name="Text_20_body"><text:span text:style-name="Strong_20_Emphasis">To:</text:span> Dr. Samuel Thorne</text:p>
      <text:p text:style-name="Text_20_body">Dear Samuel,</text:p>
      <text:p text:style-name="Text_20_body">Happy Birthday, son. I hope this letter finds you well. Another year has passed, and I find myself reflecting on the time and distance between us. While we haven't always seen eye to eye, I want you to know that I am proud of the man you have become.</text:p>
      <text:p text:style-name="Text_20_body">Your recent publication on the deep-sea ecosystems was impressive. The dedication and perseverance you show in your work remind me of the values we both hold dear, though we express them in different ways.</text:p>
      <text:p text:style-name="Text_20_body">Take care of yourself, Samuel. Keep pushing boundaries and making discoveries. The world needs more of that.</text:p>
      <text:p text:style-name="Text_20_body">With respect, Dad</text:p>
      <text:p text:style-name="Horizontal_20_Line"/>
      <text:h text:style-name="Heading_20_4" text:outline-level="4">Letter 2: After a Major Invention Hits the Public</text:h>
      <text:p text:style-name="Text_20_body"><text:span text:style-name="Strong_20_Emphasis">Date:</text:span> December 15, 20XX</text:p>
      <text:p text:style-name="Text_20_body"><text:span text:style-name="Strong_20_Emphasis">To:</text:span> Dr. Samuel Thorne</text:p>
      <text:p text:style-name="Text_20_body">Samuel,</text:p>
      <text:p text:style-name="Text_20_body">I read about your latest invention, the Hydrothermal Energy Conversion System. It's making waves, and rightly so. Even though I don't fully grasp the scientific intricacies, I understand the significance of what you've accomplished. Creating a sustainable energy source from the ocean's depths is no small feat.</text:p>
      <text:p text:style-name="Text_20_body">I wanted to congratulate you personally. Your work is not just a testament to your intellect but also to your determination. You have achieved something truly remarkable.</text:p>
      <text:p text:style-name="Text_20_body">Keep up the good work, son. You have my respect.</text:p>
      <text:p text:style-name="Text_20_body">Dad</text:p>
      <text:p text:style-name="Horizontal_20_Line"/>
      <text:h text:style-name="Heading_20_4" text:outline-level="4">Letter 3: On Samuel's Birthday</text:h>
      <text:p text:style-name="Text_20_body"><text:span text:style-name="Strong_20_Emphasis">Date:</text:span> October 3, 20XX</text:p>
      <text:p text:style-name="Text_20_body"><text:span text:style-name="Strong_20_Emphasis">To:</text:span> Dr. Samuel Thorne</text:p>
      <text:p text:style-name="Text_20_body"><text:soft-page-break/>Dear Samuel,</text:p>
      <text:p text:style-name="Text_20_body">Happy Birthday. It feels like just yesterday you were a boy with a curious mind, always asking questions and seeking answers. I may not have always understood your path, but I see now the importance of the journey you chose.</text:p>
      <text:p text:style-name="Text_20_body">Your recent interview on the potential of marine biology to address climate change caught my attention. Your passion and commitment were evident, and it struck a chord with me. We need people like you who are willing to fight for the future.</text:p>
      <text:p text:style-name="Text_20_body">Wishing you all the best today and always.</text:p>
      <text:p text:style-name="Text_20_body">Sincerely, Dad</text:p>
      <text:p text:style-name="Horizontal_20_Line"/>
      <text:h text:style-name="Heading_20_4" text:outline-level="4">Letter 4: After a Major Invention Hits the Public</text:h>
      <text:p text:style-name="Text_20_body"><text:span text:style-name="Strong_20_Emphasis">Date:</text:span> June 20, 20XX</text:p>
      <text:p text:style-name="Text_20_body"><text:span text:style-name="Strong_20_Emphasis">To:</text:span> Dr. Samuel Thorne</text:p>
      <text:p text:style-name="Text_20_body">Samuel,</text:p>
      <text:p text:style-name="Text_20_body">I saw the news about your latest project. The media is calling it a game-changer for renewable energy. Your innovation has the potential to impact millions of lives positively. This is the kind of achievement that makes a difference in the world.</text:p>
      <text:p text:style-name="Text_20_body">Though we’ve had our differences, I want you to know that your success brings me pride. You have taken a different path but one that is honorable and necessary.</text:p>
      <text:p text:style-name="Text_20_body">Stay strong and continue your important work.</text:p>
      <text:p text:style-name="Text_20_body">Respectfully, Dad</text:p>
      <text:p text:style-name="Horizontal_20_Line"/>
      <text:h text:style-name="Heading_20_4" text:outline-level="4">Letter 5: On Samuel's Birthday</text:h>
      <text:p text:style-name="Text_20_body"><text:span text:style-name="Strong_20_Emphasis">Date:</text:span> October 3, 20XX</text:p>
      <text:p text:style-name="Text_20_body"><text:span text:style-name="Strong_20_Emphasis">To:</text:span> Dr. Samuel Thorne</text:p>
      <text:p text:style-name="Text_20_body">Dear Samuel,</text:p>
      <text:p text:style-name="Text_20_body">Another year, another birthday. Time flies faster than we realize. I hope you are doing well and finding fulfillment in your work and life.</text:p>
      <text:p text:style-name="Text_20_body">Your contributions to science and technology are extraordinary. The impact of your work on marine conservation is commendable. I’ve read about your efforts to protect and restore ocean ecosystems, and it’s clear you are making a real difference.</text:p>
      <text:p text:style-name="Text_20_body">On this day, I want to remind you that, despite our differences, you have always had my support and admiration. Keep moving forward.</text:p>
      <text:p text:style-name="Text_20_body">Happy Birthday, son.</text:p>
      <text:p text:style-name="Text_20_body">Best wishes, Dad</text:p>
      <text:p text:style-name="Horizontal_20_Line"><text:soft-page-break/></text:p>
      <text:h text:style-name="Heading_20_4" text:outline-level="4">Letter 6: After a Major Invention Hits the Public</text:h>
      <text:p text:style-name="Text_20_body"><text:span text:style-name="Strong_20_Emphasis">Date:</text:span> April 10, 20XX</text:p>
      <text:p text:style-name="Text_20_body"><text:span text:style-name="Strong_20_Emphasis">To:</text:span> Dr. Samuel Thorne</text:p>
      <text:p text:style-name="Text_20_body">Samuel,</text:p>
      <text:p text:style-name="Text_20_body">I recently read about your latest breakthrough in sustainable resource extraction from the ocean floor. The scientific community is buzzing with excitement, and it seems you’ve opened new doors to possibilities many of us never imagined.</text:p>
      <text:p text:style-name="Text_20_body">Your relentless pursuit of knowledge and your dedication to finding solutions to global issues are inspiring. It takes a special kind of courage to venture into the unknown and come back with something that can change the world.</text:p>
      <text:p text:style-name="Text_20_body">Congratulations on your achievements. You have my utmost respect.</text:p>
      <text:p text:style-name="Text_20_body">Sincerely, D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8:11:09.750000000</meta:creation-date>
    <dc:date>2024-07-07T08:22:14.121000000</dc:date>
    <meta:editing-duration>PT28S</meta:editing-duration>
    <meta:editing-cycles>2</meta:editing-cycles>
    <meta:generator>LibreOffice/24.2.2.2$Windows_X86_64 LibreOffice_project/d56cc158d8a96260b836f100ef4b4ef25d6f1a01</meta:generator>
    <meta:document-statistic meta:table-count="0" meta:image-count="0" meta:object-count="0" meta:page-count="3" meta:paragraph-count="52" meta:word-count="653" meta:character-count="3871" meta:non-whitespace-character-count="3270"/>
  </office:meta>
</office:document-meta>
</file>